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7E000001DFD074811D.jpg"/>
  <manifest:file-entry manifest:media-type="image/jpeg" manifest:full-path="Pictures/100000000000022E0000032DE7F5BF19.jpg"/>
  <manifest:file-entry manifest:media-type="image/jpeg" manifest:full-path="Pictures/10000000000002800000020770EFE87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ee Serif1" svg:font-family="'Bree Serif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Bree Serif" style:font-name-asian="Bree Serif1" style:font-name-complex="Bree Serif1"/>
    </style:style>
    <style:style style:name="P2" style:family="paragraph" style:parent-style-name="Standard">
      <style:text-properties style:font-name="Bree Serif" fo:background-color="#ffffff" style:font-name-asian="Bree Serif1" style:font-name-complex="Bree Serif1"/>
    </style:style>
    <style:style style:name="P3" style:family="paragraph" style:parent-style-name="Standard">
      <style:text-properties style:font-name="Courier New" fo:font-size="10.5pt" fo:background-color="#ffffff" style:font-name-asian="Courier New1" style:font-size-asian="10.5pt" style:font-name-complex="Courier New1" style:font-size-complex="10.5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style:font-name="Bree Serif" style:font-name-asian="Bree Serif1" style:font-name-complex="Bree Serif1"/>
    </style:style>
    <style:style style:name="T2" style:family="text">
      <style:text-properties style:font-name="Bree Serif" fo:background-color="#ffffff" style:font-name-asian="Bree Serif1" style:font-name-complex="Bree Serif1"/>
    </style:style>
    <style:style style:name="T3" style:family="text">
      <style:text-properties fo:color="#ff9900" style:font-name="Bree Serif" fo:background-color="#ffffff" style:font-name-asian="Bree Serif1" style:font-name-complex="Bree Serif1"/>
    </style:style>
    <style:style style:name="T4" style:family="text">
      <style:text-properties style:font-name="Courier New" fo:font-size="10.5pt" fo:background-color="#ffffff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3.jpg" draw:style-name="gr1" draw:text-style-name="P5" svg:width="14.763cm" svg:height="21.51cm" svg:x="0cm" svg:y="0cm">
        <draw:image xlink:href="Pictures/100000000000022E0000032DE7F5BF19.jpg" xlink:type="simple" xlink:show="embed" xlink:actuate="onLoad">
          <text:p/>
        </draw:image>
      </draw:frame>
      <draw:frame text:anchor-type="page" text:anchor-page-number="0" draw:z-index="2" draw:name="image1.jpg" draw:style-name="gr1" draw:text-style-name="P5" svg:width="18.058cm" svg:height="14.671cm" svg:x="0cm" svg:y="0cm">
        <draw:image xlink:href="Pictures/10000000000002800000020770EFE875.jpg" xlink:type="simple" xlink:show="embed" xlink:actuate="onLoad">
          <text:p/>
        </draw:image>
      </draw:frame>
      <draw:frame text:anchor-type="page" text:anchor-page-number="0" draw:z-index="4" draw:name="image2.jpg" draw:style-name="gr1" draw:text-style-name="P5" svg:width="16.509cm" svg:height="12.382cm" svg:x="0cm" svg:y="0cm">
        <draw:image xlink:href="Pictures/100000000000027E000001DFD074811D.jpg" xlink:type="simple" xlink:show="embed" xlink:actuate="onLoad">
          <text:p/>
        </draw:image>
      </draw:frame>
      <text:p text:style-name="P4"><draw:frame draw:style-name="fr1" text:anchor-type="as-char" svg:width="14.764cm" svg:height="21.511cm" draw:z-index="1"><draw:image xlink:href="Pictures/100000000000022E0000032DE7F5BF19.jpg" xlink:type="simple" xlink:show="embed" xlink:actuate="onLoad"/></draw:frame></text:p>
      <text:p text:style-name="P3"/>
      <text:p text:style-name="Standard"><text:soft-page-break/><draw:frame draw:style-name="fr1" text:anchor-type="as-char" svg:width="18.057cm" svg:height="14.67cm" draw:z-index="3"><draw:image xlink:href="Pictures/10000000000002800000020770EFE875.jpg" xlink:type="simple" xlink:show="embed" xlink:actuate="onLoad"/></draw:frame></text:p>
      <text:p text:style-name="P3"/>
      <text:p text:style-name="P3"/>
      <text:p text:style-name="P2"/>
      <text:p text:style-name="Standard"><text:soft-page-break/><draw:frame draw:style-name="fr1" text:anchor-type="as-char" svg:width="16.51cm" svg:height="12.383cm" draw:z-index="5"><draw:image xlink:href="Pictures/100000000000027E000001DFD074811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ee Serif1" svg:font-family="'Bree Serif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3" meta:object-count="0" meta:page-count="3" meta:paragraph-count="3" meta:word-count="0" meta:character-count="3"/>
    <dc:date>2022-07-27T13:37:52.98</dc:date>
    <dc:creator>babak gohardani</dc:creator>
    <meta:generator>OpenOffice/4.1.11$Win32 OpenOffice.org_project/4111m1$Build-9808</meta:generator>
  </office:meta>
</office:document-meta>
</file>